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febc" officeooo:paragraph-rsid="000afebc"/>
    </style:style>
    <style:style style:name="P2" style:family="paragraph" style:parent-style-name="Standard">
      <style:text-properties officeooo:rsid="000afebc" officeooo:paragraph-rsid="001004e1"/>
    </style:style>
    <style:style style:name="P3" style:family="paragraph" style:parent-style-name="Standard">
      <style:paragraph-properties fo:text-align="center" style:justify-single-word="false"/>
      <style:text-properties officeooo:rsid="000cd824" officeooo:paragraph-rsid="000cd824"/>
    </style:style>
    <style:style style:name="P4" style:family="paragraph" style:parent-style-name="Standard">
      <style:paragraph-properties fo:break-before="page"/>
      <style:text-properties officeooo:rsid="000afebc" officeooo:paragraph-rsid="000afebc"/>
    </style:style>
    <style:style style:name="T1" style:family="text">
      <style:text-properties officeooo:rsid="000cd824"/>
    </style:style>
    <style:style style:name="T2" style:family="text">
      <style:text-properties officeooo:rsid="001004e1"/>
    </style:style>
    <style:style style:name="T3" style:family="text">
      <style:text-properties officeooo:rsid="00111e96"/>
    </style:style>
    <style:style style:name="T4" style:family="text">
      <style:text-properties officeooo:rsid="001169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sumen </text:p>
      <text:p text:style-name="P1"/>
      <text:p text:style-name="P2">Una conferencia sobre el uso actual y la administracion que se brinda a los datos en servidores importantes y grandes, asi mismo se demuestra como la mayoria de datos almacenados en los clusters de servidores son datos no ordenados esdecir archivos que la gente comun usa (fotos, video, musica, etc) asi pues expone la gran déficit actual en la administracion de esta informacion y como los clusters actuales necesitan de mucho trabajo “manual” por parte de quien administra estos servidores (balanceo).</text:p>
      <text:p text:style-name="P2"/>
      <text:p text:style-name="P2"><text:span text:style-name="T2">E</text:span>sto nos deja con <text:span text:style-name="T1">una propuesta de cluster donde por medio de programacion y una arquitectura logica mejorada logran hacer un balanceo y una distribucion de informacion mejor y automatica bajo un cluster cuya caracteristica principal es ser vista como una sola unidad fisica en la computadora que la administra y la administracion logica es totalmente automatica asegurando la distribucion y seguridad de los datos contenidos.</text:span></text:p>
      <text:p text:style-name="P3"/>
      <text:p text:style-name="P3"/>
      <text:p text:style-name="P3"><text:span text:style-name="T4">Observaciones </text:span><text:s/></text:p>
      <text:p text:style-name="P3"/>
      <text:p text:style-name="P3"><text:span text:style-name="T3">L</text:span>os clusters actuales incorporan mecanismos similares de automantenimiento pero sin embargo no llegan a ser tan eficientes como los clusters de isil <text:span text:style-name="T3">si bien es una ventaja superior tendriamos que ver si el desempeño y la practicidad de estos clusters es igual de practica con informacion estructurada por algun sistema gestor de bases de datos pues bien se sabe que ciertos gestores trabajan bajo bases alojadas de manera continua para no generar errores.</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box </meta:initial-creator>
    <meta:creation-date>2014-10-08T13:36:56.367253381</meta:creation-date>
    <dc:date>2014-10-08T14:11:42.885510632</dc:date>
    <dc:creator>cebox </dc:creator>
    <meta:editing-duration>PT18M43S</meta:editing-duration>
    <meta:editing-cycles>6</meta:editing-cycles>
    <meta:generator>LibreOffice/4.2.6.3$Linux_X86_64 LibreOffice_project/420m0$Build-3</meta:generator>
    <meta:document-statistic meta:table-count="0" meta:image-count="0" meta:object-count="0" meta:page-count="2" meta:paragraph-count="5" meta:word-count="222" meta:character-count="1407" meta:non-whitespace-character-count="1187"/>
  </office:meta>
</office:document-meta>
</file>